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r.initConnection( Context ctx , String connfactory , String top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ublisher.initJNDI( boolean useProps , String jndi , String url , boolean useAuth , String user , String pw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ublisher.Publisher( boolean useProps , String jndi , String url , String connfactory , String topic , boolean useAuth , String user , String pw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ublish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ublisher.publish( Serializable cont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ublisher.publish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